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f5e" officeooo:paragraph-rsid="00086f5e"/>
    </style:style>
    <style:style style:name="P2" style:family="paragraph" style:parent-style-name="Standard">
      <style:text-properties fo:font-weight="normal" officeooo:rsid="00086f5e" officeooo:paragraph-rsid="00086f5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quencing Notes:</text:p>
      <text:p text:style-name="P1"/>
      <text:p text:style-name="P1">Render order:</text:p>
      <text:p text:style-name="P1">Models, top down, in the order in the <text:span text:style-name="T1">Master View</text:span></text:p>
      <text:p text:style-name="P2">Layers, bottom up</text:p>
      <text:p text:style-name="P2"/>
      <text:p text:style-name="P2">Master View is (generally) organized with biggest, most complicated, most important first/top, and work down accordingl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0T19:18:13.987000000</meta:creation-date>
    <dc:date>2021-04-10T19:21:04.906000000</dc:date>
    <meta:editing-duration>PT2M51S</meta:editing-duration>
    <meta:editing-cycles>1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5" meta:word-count="33" meta:character-count="217" meta:non-whitespace-character-count="189"/>
  </office:meta>
</office:document-meta>
</file>